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B0000024E1BB95291FD9D1D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32cm" svg:height="11.5cm" svg:x="0.413cm" svg:y="0.127cm">
          <draw:image xlink:href="Pictures/10000000000001AB0000024E1BB95291FD9D1D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4T15:40:25.002000000</dc:date>
    <meta:editing-duration>PT3M32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